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18,115,543,790.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17,584,890,936.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0,548,678,100.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19,963,120,600.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19,495,519,600.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19,091,020,000.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17,114,849,900.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14,101,920,300.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12,041,655,200.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9,665,793,300.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4,415,702,800.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5,291,950,100.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5,443,896,500.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5,755,215,200.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5,805,598,400.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5,727,591,800.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6,342,116,400.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6,777,384,700.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6,689,957,600.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6,858,013,100.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6,401,968,200.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8,529,571,600.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8,553,146,600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/00/0000</text:date>, <text:time style:data-style-name="N2" text:time-value="13:46:58.446958492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5T15:47:54.565047593</dc:date>
    <meta:editing-duration>PT7H39M36S</meta:editing-duration>
    <meta:editing-cycles>190</meta:editing-cycles>
    <meta:generator>LibreOffice/7.2.6.2$Linux_X86_64 LibreOffice_project/20$Build-2</meta:generator>
    <meta:document-statistic meta:table-count="1" meta:cell-count="48" meta:object-count="0"/>
  </office:meta>
</office:document-meta>
</file>